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ListParagraph" style:master-page-name="MP0" style:list-style-name="LFO2" style:family="paragraph">
      <style:paragraph-properties fo:break-before="page" fo:text-align="justify" fo:line-height="150%"/>
    </style:style>
    <style:style style:name="T2" style:parent-style-name="Hyperlink" style:family="text">
      <style:text-properties style:font-name="Arial" style:font-name-complex="Arial" fo:color="#0056B3" fo:font-size="12pt" style:font-size-asian="12pt" style:font-size-complex="12pt" fo:background-color="#FFFFFF"/>
    </style:style>
    <style:style style:name="P3" style:parent-style-name="ListParagraph" style:list-style-name="LFO2" style:family="paragraph">
      <style:paragraph-properties fo:text-align="justify" fo:line-height="150%"/>
    </style:style>
    <style:style style:name="T4" style:parent-style-name="Hyperlink" style:family="text">
      <style:text-properties style:font-name="Arial" style:font-name-complex="Arial" fo:color="#0056B3" fo:font-size="12pt" style:font-size-asian="12pt" style:font-size-complex="12pt" fo:background-color="#FFFFFF"/>
    </style:style>
    <style:style style:name="P5" style:parent-style-name="ListParagraph" style:list-style-name="LFO2" style:family="paragraph">
      <style:paragraph-properties fo:text-align="justify" fo:line-height="150%"/>
    </style:style>
    <style:style style:name="T6" style:parent-style-name="Hyperlink" style:family="text">
      <style:text-properties style:font-name="Arial" style:font-name-complex="Arial" fo:color="#0056B3" fo:font-size="12pt" style:font-size-asian="12pt" style:font-size-complex="12pt" fo:background-color="#FFFFFF"/>
    </style:style>
    <style:style style:name="P7" style:parent-style-name="ListParagraph" style:list-style-name="LFO2" style:family="paragraph">
      <style:paragraph-properties fo:text-align="justify" fo:line-height="150%"/>
    </style:style>
    <style:style style:name="T8" style:parent-style-name="Hyperlink" style:family="text">
      <style:text-properties style:font-name="Arial" style:font-name-complex="Arial" fo:color="#0056B3" fo:font-size="12pt" style:font-size-asian="12pt" style:font-size-complex="12pt" fo:background-color="#FFFFFF"/>
    </style:style>
    <style:style style:name="P9" style:parent-style-name="ListParagraph" style:list-style-name="LFO2" style:family="paragraph">
      <style:paragraph-properties fo:text-align="justify" fo:line-height="150%"/>
    </style:style>
    <style:style style:name="T10" style:parent-style-name="Hyperlink" style:family="text">
      <style:text-properties style:font-name="Arial" style:font-name-complex="Arial" fo:color="#0056B3" fo:font-size="12pt" style:font-size-asian="12pt" style:font-size-complex="12pt" fo:background-color="#FFFFFF"/>
    </style:style>
    <style:style style:name="P11" style:parent-style-name="ListParagraph" style:list-style-name="LFO2" style:family="paragraph">
      <style:paragraph-properties fo:text-align="justify" fo:line-height="150%"/>
    </style:style>
    <style:style style:name="T12" style:parent-style-name="Hyperlink" style:family="text">
      <style:text-properties style:font-name="Arial" style:font-name-complex="Arial" fo:color="#0056B3" fo:font-size="12pt" style:font-size-asian="12pt" style:font-size-complex="12pt" fo:background-color="#FFFFFF"/>
    </style:style>
    <style:style style:name="P13" style:parent-style-name="ListParagraph" style:list-style-name="LFO2" style:family="paragraph">
      <style:paragraph-properties fo:text-align="justify" fo:line-height="150%"/>
    </style:style>
    <style:style style:name="T14" style:parent-style-name="Hyperlink" style:family="text">
      <style:text-properties style:font-name="Arial" style:font-name-complex="Arial" fo:color="#0056B3" fo:font-size="12pt" style:font-size-asian="12pt" style:font-size-complex="12pt" fo:background-color="#FFFFFF"/>
    </style:style>
    <style:style style:name="P15" style:parent-style-name="ListParagraph" style:list-style-name="LFO2" style:family="paragraph">
      <style:paragraph-properties fo:text-align="justify" fo:line-height="150%"/>
    </style:style>
    <style:style style:name="T16" style:parent-style-name="Hyperlink" style:family="text">
      <style:text-properties style:font-name="Arial" style:font-name-complex="Arial" fo:color="#0056B3" fo:font-size="12pt" style:font-size-asian="12pt" style:font-size-complex="12pt" fo:background-color="#FFFFFF"/>
    </style:style>
    <style:style style:name="P17" style:parent-style-name="ListParagraph" style:list-style-name="LFO2" style:family="paragraph">
      <style:paragraph-properties fo:text-align="justify" fo:line-height="150%"/>
    </style:style>
    <style:style style:name="T18" style:parent-style-name="Hyperlink" style:family="text">
      <style:text-properties style:font-name="Arial" style:font-name-complex="Arial" fo:color="#0053B3" fo:font-size="12pt" style:font-size-asian="12pt" style:font-size-complex="12pt" fo:background-color="#FFFFFF"/>
    </style:style>
    <style:style style:name="P19" style:parent-style-name="ListParagraph" style:list-style-name="LFO2" style:family="paragraph">
      <style:paragraph-properties fo:text-align="justify" fo:line-height="150%"/>
    </style:style>
    <style:style style:name="T20" style:parent-style-name="Hyperlink" style:family="text">
      <style:text-properties style:font-name="Arial" style:font-name-complex="Arial" fo:color="#0056B3" fo:font-size="12pt" style:font-size-asian="12pt" style:font-size-complex="12pt" fo:background-color="#FFFFFF"/>
    </style:style>
    <style:style style:name="P21" style:parent-style-name="ListParagraph" style:list-style-name="LFO2" style:family="paragraph">
      <style:paragraph-properties fo:text-align="justify" fo:line-height="150%"/>
    </style:style>
    <style:style style:name="T22" style:parent-style-name="Hyperlink" style:family="text">
      <style:text-properties style:font-name="Arial" style:font-name-complex="Arial" fo:color="#0056B3" fo:font-size="12pt" style:font-size-asian="12pt" style:font-size-complex="12pt" fo:background-color="#FFFFFF"/>
    </style:style>
    <style:style style:name="P23" style:parent-style-name="ListParagraph" style:list-style-name="LFO2" style:family="paragraph">
      <style:paragraph-properties fo:text-align="justify" fo:line-height="150%"/>
    </style:style>
    <style:style style:name="T24" style:parent-style-name="Hyperlink" style:family="text">
      <style:text-properties style:font-name="Arial" style:font-name-complex="Arial" fo:color="#0056B3" fo:font-size="12pt" style:font-size-asian="12pt" style:font-size-complex="12pt" fo:background-color="#FFFFFF"/>
    </style:style>
  </office:automatic-styles>
  <office:body>
    <office:text text:use-soft-page-breaks="true">
      <text:list text:style-name="LFO2" text:continue-numbering="true">
        <text:list-item>
          <text:p text:style-name="P1"><text:a xlink:href="https://www.developeronrent.com/blogs/javascript-frameworks-for-mobile-app-development" office:target-frame-name="_top" xlink:show="replace"><text:span text:style-name="T2">https://www.developeronrent.com/blogs/javascript-frameworks-for-mobile-app-development</text:span></text:a></text:p>
        </text:list-item>
        <text:list-item>
          <text:p text:style-name="P3"><text:a xlink:href="https://medium.com/@agrawalsuneet/mobile-development-native-or-cross-platform-f63872ae9f88" office:target-frame-name="_top" xlink:show="replace"><text:span text:style-name="T4">https://medium.com/@agrawalsuneet/mobile-development-native-or-cross-platform-f63872ae9f88</text:span></text:a></text:p>
        </text:list-item>
        <text:list-item>
          <text:p text:style-name="P5"><text:a xlink:href="http://cdactvm.academia.edu/Departments/Wireless_and_Mobile_Computing/Documents" office:target-frame-name="_top" xlink:show="replace"><text:span text:style-name="T6">http://cdactvm.academia.edu/Departments/Wireless_and_Mobile_Computing/Documents</text:span></text:a></text:p>
        </text:list-item>
        <text:list-item>
          <text:p text:style-name="P7"><text:a xlink:href="https://docplayer.net/8424928-Mobile-app-infrastructure-for-cross-platform-deployment-n11-38.html" office:target-frame-name="_top" xlink:show="replace"><text:span text:style-name="T8">https://docplayer.net/8424928-Mobile-app-infrastructure-for-cross-platform-deployment-n11-38.html</text:span></text:a></text:p>
        </text:list-item>
        <text:list-item>
          <text:p text:style-name="P9"><text:a xlink:href="https://www.scribd.com/document/141833009/Cross-Platform-Mobile-Development-sxasa-Cross-Platform-Mobile-Development" office:target-frame-name="_top" xlink:show="replace"><text:span text:style-name="T10">https://www.scribd.com/document/141833009/Cross-Platform-Mobile-Development-sxasa-Cross-Platform-Mobile-Development</text:span></text:a></text:p>
        </text:list-item>
        <text:list-item>
          <text:p text:style-name="P11"><text:a xlink:href="https://docplayer.net/6943656-Cross-platform-mobile-development.html" office:target-frame-name="_top" xlink:show="replace"><text:span text:style-name="T12">https://docplayer.net/6943656-Cross-platform-mobile-development.html</text:span></text:a></text:p>
        </text:list-item>
        <text:list-item>
          <text:p text:style-name="P13"><text:a xlink:href="https://ase.in.tum.de/lehrstuhl_1/research/paper/sommer2013crossplatform.pdf" office:target-frame-name="_top" xlink:show="replace"><text:span text:style-name="T14">https://ase.in.tum.de/lehrstuhl_1/research/paper/sommer2013crossplatform.pdf</text:span></text:a></text:p>
        </text:list-item>
        <text:list-item>
          <text:p text:style-name="P15"><text:a xlink:href="https://mafiadoc.com/evaluation-of-cross-platform-frameworks-for-mobile-applications-tum_59753c831723dd0e4ec7c930.html" office:target-frame-name="_top" xlink:show="replace"><text:span text:style-name="T16">https://mafiadoc.com/evaluation-of-cross-platform-frameworks-for-mobile-applications-tum_59753c831723dd0e4ec7c930.html</text:span></text:a></text:p>
        </text:list-item>
        <text:list-item>
          <text:p text:style-name="P17"><text:a xlink:href="https://ytavivuvavuj.tk/sencha-touch-2-mobile-javascript-framework.php" office:target-frame-name="_top" xlink:show="replace"><text:span text:style-name="T18">https://ytavivuvavuj.tk/sencha-touch-2-mobile-javascript-framework.php</text:span></text:a></text:p>
        </text:list-item>
        <text:list-item>
          <text:p text:style-name="P19"><text:a xlink:href="https://www.redbytes.in/javascript-frameworks-for-mobile-app-development/" office:target-frame-name="_top" xlink:show="replace"><text:span text:style-name="T20">https://www.redbytes.in/javascript-frameworks-for-mobile-app-development/</text:span></text:a></text:p>
        </text:list-item>
        <text:list-item>
          <text:p text:style-name="P21"><text:a xlink:href="https://en.wikipedia.org/wiki/React_Native" office:target-frame-name="_top" xlink:show="replace"><text:span text:style-name="T22">https://en.wikipedia.org/wiki/React_Native</text:span></text:a></text:p>
        </text:list-item>
        <text:list-item>
          <text:p text:style-name="P23"><text:a xlink:href="https://www.researchgate.net/publication/259852798_Evaluation_of_cross-platform_frameworks_for_mobile_applications" office:target-frame-name="_top" xlink:show="replace"><text:span text:style-name="T24">https://www.researchgate.net/publication/259852798_Evaluation_of_cross-platform_frameworks_for_mobile_applications</text:span></text:a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GESON COMPUTERS</meta:initial-creator>
    <dc:creator>NGESON COMPUTERS</dc:creator>
    <meta:creation-date>2020-02-06T14:17:00Z</meta:creation-date>
    <dc:date>2020-02-06T14:33:00Z</dc:date>
    <meta:template xlink:href="Normal" xlink:type="simple"/>
    <meta:editing-cycles>1</meta:editing-cycles>
    <meta:editing-duration>PT660S</meta:editing-duration>
    <meta:document-statistic meta:page-count="1" meta:paragraph-count="4" meta:word-count="339" meta:character-count="2268" meta:row-count="16" meta:non-whitespace-character-count="1933"/>
  </office:meta>
</office:document-meta>
</file>